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0fa93" officeooo:paragraph-rsid="0010fa93"/>
    </style:style>
    <style:style style:name="P2" style:family="paragraph" style:parent-style-name="Standard">
      <style:text-properties officeooo:rsid="00128b1f" officeooo:paragraph-rsid="00128b1f"/>
    </style:style>
    <style:style style:name="P3" style:family="paragraph" style:parent-style-name="Standard">
      <style:text-properties officeooo:rsid="0014115e" officeooo:paragraph-rsid="0014115e"/>
    </style:style>
    <style:style style:name="P4" style:family="paragraph" style:parent-style-name="Standard">
      <style:text-properties officeooo:rsid="001524d2" officeooo:paragraph-rsid="001524d2"/>
    </style:style>
    <style:style style:name="P5" style:family="paragraph" style:parent-style-name="Standard">
      <style:text-properties officeooo:rsid="0017b6e3" officeooo:paragraph-rsid="0017b6e3"/>
    </style:style>
    <style:style style:name="P6" style:family="paragraph" style:parent-style-name="Standard">
      <style:text-properties officeooo:rsid="00188c4a" officeooo:paragraph-rsid="00188c4a"/>
    </style:style>
    <style:style style:name="P7" style:family="paragraph" style:parent-style-name="Standard">
      <style:text-properties officeooo:rsid="00193034" officeooo:paragraph-rsid="00193034"/>
    </style:style>
    <style:style style:name="P8" style:family="paragraph" style:parent-style-name="Standard">
      <style:text-properties officeooo:rsid="001ca293" officeooo:paragraph-rsid="001ca293"/>
    </style:style>
    <style:style style:name="P9" style:family="paragraph" style:parent-style-name="Standard">
      <style:paragraph-properties fo:text-align="center" style:justify-single-word="false"/>
      <style:text-properties fo:font-weight="bold" officeooo:rsid="0017b6e3" officeooo:paragraph-rsid="0017b6e3" style:font-weight-asian="bold" style:font-weight-complex="bold"/>
    </style:style>
    <style:style style:name="P10" style:family="paragraph" style:parent-style-name="Standard">
      <style:text-properties fo:font-weight="bold" officeooo:rsid="001e395e" officeooo:paragraph-rsid="001e395e" style:font-weight-asian="bold" style:font-weight-complex="bold"/>
    </style:style>
    <style:style style:name="P11" style:family="paragraph" style:parent-style-name="Standard">
      <style:text-properties fo:font-weight="bold" officeooo:rsid="001ff4ef" officeooo:paragraph-rsid="001ff4ef" style:font-weight-asian="bold" style:font-weight-complex="bold"/>
    </style:style>
    <style:style style:name="P12" style:family="paragraph" style:parent-style-name="Standard">
      <style:text-properties fo:font-weight="normal" officeooo:rsid="001ff4ef" officeooo:paragraph-rsid="001ff4ef" style:font-weight-asian="normal" style:font-weight-complex="normal"/>
    </style:style>
    <style:style style:name="P13" style:family="paragraph" style:parent-style-name="Standard">
      <style:text-properties fo:font-weight="normal" officeooo:rsid="0021fa04" officeooo:paragraph-rsid="0021fa04" style:font-weight-asian="normal" style:font-weight-complex="normal"/>
    </style:style>
    <style:style style:name="P14" style:family="paragraph" style:parent-style-name="Standard">
      <style:text-properties fo:font-weight="normal" officeooo:rsid="0021fa04" officeooo:paragraph-rsid="0017b6e3" style:font-weight-asian="normal" style:font-weight-complex="normal"/>
    </style:style>
    <style:style style:name="P15" style:family="paragraph" style:parent-style-name="Standard">
      <style:text-properties fo:font-weight="normal" officeooo:rsid="001f82db" officeooo:paragraph-rsid="0023056c" style:font-weight-asian="normal" style:font-weight-complex="normal"/>
    </style:style>
    <style:style style:name="P16" style:family="paragraph" style:parent-style-name="Standard">
      <style:text-properties officeooo:rsid="0023056c" officeooo:paragraph-rsid="0023056c"/>
    </style:style>
    <style:style style:name="P17" style:family="paragraph" style:parent-style-name="Standard">
      <style:paragraph-properties fo:text-align="center" style:justify-single-word="false"/>
      <style:text-properties fo:font-weight="bold" officeooo:rsid="0023056c" officeooo:paragraph-rsid="0023056c" style:font-weight-asian="bold" style:font-weight-complex="bold"/>
    </style:style>
    <style:style style:name="P18" style:family="paragraph" style:parent-style-name="Standard">
      <style:paragraph-properties fo:text-align="center" style:justify-single-word="false"/>
      <style:text-properties fo:font-weight="bold" officeooo:rsid="0010fa93" officeooo:paragraph-rsid="0010fa93" style:font-weight-asian="bold" style:font-weight-complex="bold"/>
    </style:style>
    <style:style style:name="P19" style:family="paragraph" style:parent-style-name="Standard">
      <style:paragraph-properties fo:text-align="center" style:justify-single-word="false"/>
      <style:text-properties fo:font-weight="bold" officeooo:rsid="0010fa93" officeooo:paragraph-rsid="0023056c" style:font-weight-asian="bold" style:font-weight-complex="bold"/>
    </style:style>
    <style:style style:name="P20" style:family="paragraph" style:parent-style-name="Standard">
      <style:paragraph-properties fo:text-align="center" style:justify-single-word="false"/>
      <style:text-properties fo:font-weight="bold" officeooo:rsid="00128b1f" officeooo:paragraph-rsid="0023056c" style:font-weight-asian="bold" style:font-weight-complex="bold"/>
    </style:style>
    <style:style style:name="P21" style:family="paragraph" style:parent-style-name="Standard">
      <style:paragraph-properties fo:text-align="center" style:justify-single-word="false"/>
      <style:text-properties fo:font-weight="bold" officeooo:rsid="001e395e" officeooo:paragraph-rsid="001e395e" style:font-weight-asian="bold" style:font-weight-complex="bold"/>
    </style:style>
    <style:style style:name="P22" style:family="paragraph" style:parent-style-name="Standard">
      <style:paragraph-properties fo:text-align="center" style:justify-single-word="false"/>
      <style:text-properties fo:font-weight="bold" officeooo:rsid="001f82db" officeooo:paragraph-rsid="0023056c" style:font-weight-asian="bold" style:font-weight-complex="bold"/>
    </style:style>
    <style:style style:name="P23" style:family="paragraph" style:parent-style-name="Standard">
      <style:paragraph-properties fo:text-align="center" style:justify-single-word="false"/>
      <style:text-properties fo:font-weight="bold" officeooo:rsid="001ca293" officeooo:paragraph-rsid="0023056c" style:font-weight-asian="bold" style:font-weight-complex="bold"/>
    </style:style>
    <style:style style:name="P24" style:family="paragraph" style:parent-style-name="Standard">
      <style:paragraph-properties fo:text-align="center" style:justify-single-word="false"/>
      <style:text-properties fo:font-weight="bold" officeooo:rsid="001a998d" officeooo:paragraph-rsid="0023056c" style:font-weight-asian="bold" style:font-weight-complex="bold"/>
    </style:style>
    <style:style style:name="P25" style:family="paragraph" style:parent-style-name="Standard">
      <style:paragraph-properties fo:text-align="center" style:justify-single-word="false"/>
      <style:text-properties fo:font-weight="bold" officeooo:rsid="00188c4a" officeooo:paragraph-rsid="0023056c" style:font-weight-asian="bold" style:font-weight-complex="bold"/>
    </style:style>
    <style:style style:name="P26" style:family="paragraph" style:parent-style-name="Standard">
      <style:paragraph-properties fo:text-align="center" style:justify-single-word="false"/>
      <style:text-properties officeooo:rsid="0010fa93" officeooo:paragraph-rsid="0023056c"/>
    </style:style>
    <style:style style:name="P27" style:family="paragraph" style:parent-style-name="Standard">
      <style:text-properties officeooo:rsid="0010fa93" officeooo:paragraph-rsid="0023056c"/>
    </style:style>
    <style:style style:name="P28" style:family="paragraph" style:parent-style-name="Standard">
      <style:text-properties officeooo:rsid="00128b1f" officeooo:paragraph-rsid="0023056c"/>
    </style:style>
    <style:style style:name="P29" style:family="paragraph" style:parent-style-name="Standard">
      <style:text-properties officeooo:rsid="0014115e" officeooo:paragraph-rsid="0023056c"/>
    </style:style>
    <style:style style:name="P30" style:family="paragraph" style:parent-style-name="Standard">
      <style:text-properties officeooo:rsid="001524d2" officeooo:paragraph-rsid="0023056c"/>
    </style:style>
    <style:style style:name="P31" style:family="paragraph" style:parent-style-name="Standard">
      <style:paragraph-properties fo:text-align="center" style:justify-single-word="false"/>
      <style:text-properties officeooo:rsid="001524d2" officeooo:paragraph-rsid="0023056c"/>
    </style:style>
    <style:style style:name="P32" style:family="paragraph" style:parent-style-name="Standard">
      <style:text-properties officeooo:rsid="00188c4a" officeooo:paragraph-rsid="0023056c"/>
    </style:style>
    <style:style style:name="P33" style:family="paragraph" style:parent-style-name="Standard">
      <style:text-properties officeooo:rsid="001a998d" officeooo:paragraph-rsid="0023056c"/>
    </style:style>
    <style:style style:name="P34" style:family="paragraph" style:parent-style-name="Standard">
      <style:text-properties officeooo:rsid="001ca293" officeooo:paragraph-rsid="0023056c"/>
    </style:style>
    <style:style style:name="P35" style:family="paragraph" style:parent-style-name="Standard">
      <style:paragraph-properties fo:text-align="center" style:justify-single-word="false"/>
      <style:text-properties fo:font-style="normal" fo:font-weight="bold" officeooo:rsid="0014115e" officeooo:paragraph-rsid="0023056c" style:font-style-asian="normal" style:font-weight-asian="bold" style:font-style-complex="normal" style:font-weight-complex="bold"/>
    </style:style>
    <style:style style:name="T1" style:family="text">
      <style:text-properties officeooo:rsid="001c67c7"/>
    </style:style>
    <style:style style:name="T2" style:family="text">
      <style:text-properties fo:font-weight="normal" style:font-weight-asian="normal" style:font-weight-complex="normal"/>
    </style:style>
    <style:style style:name="T3" style:family="text">
      <style:text-properties officeooo:rsid="0023056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CÓDIGO <text:span text:style-name="T5">LARGO</text:span>:</text:p>
      <text:p text:style-name="P16"/>
      <text:p text:style-name="Standard">&lt;p&gt;[et_pb_section admin_label="section" transparent_background="off" background_color="#ffffff" allow_player_pause="off" inner_shadow="off" parallax="off" parallax_method="off" padding_mobile="off" make_fullwidth="off" use_custom_width="off" width_unit="on" make_equal="off" use_custom_gutter="off"][et_pb_row admin_label="row" make_fullwidth="off" use_custom_width="off" width_unit="on" use_custom_gutter="off" padding_mobile="off" allow_player_pause="off" parallax="off" parallax_method="off" make_equal="off" parallax_1="off" parallax_method_1="off" column_padding_mobile="on"][et_pb_column type="4_4"][et_pb_text admin_label="Text" background_layout="light" text_orientation="justified" use_border_color="off" border_color="#ffffff" border_style="solid"]&lt;/p&gt;</text:p>
      <text:p text:style-name="Standard">&lt;p style="text-align: right;"&gt;&lt;strong&gt;Por: Daniela Salas @librosaciegas&lt;br /&gt;</text:p>
      <text:p text:style-name="Standard">&lt;/strong&gt;&lt;strong&gt;Fotos gentileza de: &lt;/strong&gt;&lt;a href="http://www.planetadelibros.com"&gt;&lt;strong&gt;Planeta de Libros&lt;/strong&gt;&lt;/a&gt; &lt;strong&gt;y &lt;/strong&gt;&lt;a href="http://erratanaturae.com/"&gt;&lt;strong&gt;Errata Naturae&lt;/strong&gt;&lt;/a&gt;&lt;/p&gt;</text:p>
      <text:p text:style-name="Standard">&lt;p style="text-align: right;"&gt;&lt;strong&gt;&amp;nbsp;&lt;/strong&gt;&lt;/p&gt;</text:p>
      <text:p text:style-name="Standard">&lt;p&gt;“El retirarse no es huir, ni el esperar es cordura cuando el peligro sobrepuja a la esperanza”, dice Miguel de Cervantes. En Libros a Ciegas recomendamos tres lecturas que hablan de esos escapes que son movimientos inminentes de transición, de aprendizaje, de renovación, en donde la travesía puede ser más importante que el destino.&lt;/p&gt;</text:p>
      <text:p text:style-name="Standard">&lt;p&gt;&amp;nbsp;&lt;/p&gt;</text:p>
      <text:p text:style-name="Standard">&lt;p&gt;[/et_pb_text][/et_pb_column][/et_pb_row][et_pb_row admin_label="row" make_fullwidth="off" use_custom_width="off" width_unit="on" use_custom_gutter="off" padding_mobile="off" allow_player_pause="off" parallax="off" parallax_method="off" make_equal="off" parallax_1="off" parallax_method_1="off" column_padding_mobile="on"][et_pb_column type="1_2"][et_pb_image admin_label="Imagen" src="https://lacasadejuana.cl/wp-content/uploads/2018/02/salas_feb_01.jpg" show_in_lightbox="off" url_new_window="off" use_overlay="off" animation="left" sticky="off" align="left" force_fullwidth="off" always_center_on_mobile="on" use_border_color="off" border_color="#ffffff" border_style="solid"]&lt;br /&gt;</text:p>
      <text:p text:style-name="Standard">[/et_pb_image][/et_pb_column][et_pb_column type="1_2"][et_pb_text admin_label="Texto" background_layout="light" text_orientation="left" use_border_color="off" border_color="#ffffff" border_style="solid"]&lt;/p&gt;</text:p>
      <text:p text:style-name="Standard">&lt;p&gt;&lt;strong&gt;&lt;em&gt;Foto gentileza de Planeta de Libros @planeta_de_libros_chile&lt;/em&gt;&lt;/strong&gt;&lt;/p&gt;</text:p>
      <text:p text:style-name="Standard">&lt;p&gt;&amp;nbsp;&lt;/p&gt;</text:p>
      <text:p text:style-name="Standard">&lt;p&gt;&lt;strong&gt;&lt;u&gt;El resto de sus vidas&lt;/u&gt;&lt;/strong&gt;&lt;/p&gt;</text:p>
      <text:p text:style-name="Standard">&lt;p&gt;A un anciano judío, sobreviviente de un campo de concentración, le diagnostican una enfermedad terminal. Como afirma saber de la muerte, se convence de que no quiere esperar hasta ésta lo venga a buscar, sino a ir a encontrarla con la eutanasia. Para ello decide emprender un viaje a Suiza para lograr su objetivo. Convence para que lo acompañen en esta travesía a su cuidadora y a un joven embalsamador. "El resto de sus días" , del autor francés Jean Paul Didierlauren, es definida como "una tierna road trip sobre la vida y la muerte y la autopista de peaje que las separa".&lt;/p&gt;</text:p>
      <text:p text:style-name="Standard">&lt;p&gt;[/et_pb_text][/et_pb_column][/et_pb_row][et_pb_row admin_label="row" make_fullwidth="off" use_custom_width="off" width_unit="on" use_custom_gutter="off" padding_mobile="off" allow_player_pause="off" parallax="off" parallax_method="off" make_equal="off" parallax_1="off" parallax_method_1="off" column_padding_mobile="on"][et_pb_column type="1_2"][et_pb_text admin_label="Text" background_layout="light" text_orientation="justified" use_border_color="off" border_color="#ffffff" border_style="solid"]&lt;/p&gt;</text:p>
      <text:p text:style-name="Standard">&lt;p&gt;&lt;strong&gt;&lt;em&gt;Foto gentileza de Errata Naturae @erratanaturaeeditores&lt;/em&gt;&lt;/strong&gt;&lt;/p&gt;</text:p>
      <text:p text:style-name="Standard">&lt;p&gt;&lt;strong&gt;&amp;nbsp;&lt;/strong&gt;&lt;/p&gt;</text:p>
      <text:p text:style-name="Standard"><text:soft-page-break/>&lt;p&gt;&lt;strong&gt;&lt;u&gt;Un año en los bosques &lt;/u&gt;&lt;/strong&gt;&lt;/p&gt;</text:p>
      <text:p text:style-name="Standard">&lt;p&gt;“Un año en los bosques”, es el relato de cómo su autora, Sue Hubbell, abandona junto a su marido la vida citadina, para internarse en un nuevo de estilo de existencia en el bosque, rodeados de naturaleza salvaje. Al poco tiempo, el marido decide regresar. Ella no. Tal como dice la reseña, es "la historia de una mujer que construye por sí sola una nueva forma de felicidad y que, de paso, nos descubre, como bióloga y amante de la naturaleza, los secretos de todas las criaturas vivas con las que convive cada día. La historia, por tanto, de una verdadera revolución vital: la búsqueda de una nueva existencia en la que es la propia naturaleza quien le ofrece el conocimiento para decidir quién es ella misma”.&lt;/p&gt;</text:p>
      <text:p text:style-name="Standard">&lt;p&gt;[/et_pb_text][/et_pb_column][et_pb_column type="1_2"][et_pb_image admin_label="Image" src="https://lacasadejuana.cl/wp-content/uploads/2017/10/salas_oct_02.jpeg" show_in_lightbox="off" url_new_window="off" use_overlay="off" animation="left" sticky="off" align="left" force_fullwidth="off" always_center_on_mobile="on" use_border_color="off" border_color="#ffffff" border_style="solid"]&lt;br /&gt;</text:p>
      <text:p text:style-name="Standard">[/et_pb_image][/et_pb_column][/et_pb_row][et_pb_row admin_label="row" make_fullwidth="off" use_custom_width="off" width_unit="on" use_custom_gutter="off" padding_mobile="off" allow_player_pause="off" parallax="off" parallax_method="off" make_equal="off" parallax_1="off" parallax_method_1="off" column_padding_mobile="on"][et_pb_column type="1_2"][et_pb_image admin_label="Image" src="https://lacasadejuana.cl/wp-content/uploads/2018/02/salas_feb_03.jpg" show_in_lightbox="off" url_new_window="off" use_overlay="off" animation="left" sticky="off" align="left" force_fullwidth="off" always_center_on_mobile="on" use_border_color="off" border_color="#ffffff" border_style="solid"]&lt;br /&gt;</text:p>
      <text:p text:style-name="Standard">[/et_pb_image][/et_pb_column][et_pb_column type="1_2"][et_pb_text admin_label="Text" background_layout="light" text_orientation="justified" use_border_color="off" border_color="#ffffff" border_style="solid"]&lt;/p&gt;</text:p>
      <text:p text:style-name="Standard">&lt;p&gt;&lt;strong&gt;&lt;em&gt;Foto gentileza de Planeta de Libros @planeta_de_libros_chile&lt;/em&gt;&lt;/strong&gt;&lt;/p&gt;</text:p>
      <text:p text:style-name="Standard">&lt;p&gt;&amp;nbsp;&lt;/p&gt;</text:p>
      <text:p text:style-name="Standard">&lt;p&gt;&lt;strong&gt;&lt;u&gt;La última noche en Twisted River&lt;/u&gt;&lt;/strong&gt;&lt;/p&gt;</text:p>
      <text:p text:style-name="Standard">&lt;p&gt;Un adolescente de 12 años mata de un golpe a la amante de su padre, a quién confunde con un oso. Con este accidente arranca "La última noche en Twisted River", de John Irving. Padre e hijo deben huir y comienzan un periplo para escapar del sheriff local, de quien también la mujer asesinada era amante. Recorrido a través del cual el autor revisita también, de una particular manera, la historia de Estados Unidos, desde la posguerra hasta los atentados de 2001.&lt;/p&gt;</text:p>
      <text:p text:style-name="Standard">&lt;p&gt;[/et_pb_text][/et_pb_column][/et_pb_row][et_pb_row admin_label="Row"][et_pb_column type="1_4"][et_pb_image admin_label="Image" src="https://lacasadejuana.cl/wp-content/uploads/2016/12/Daniela-Salas.jpg" show_in_lightbox="off" url_new_window="off" use_overlay="off" animation="off" sticky="off" align="left" force_fullwidth="off" always_center_on_mobile="on" use_border_color="off" border_color="#ffffff" border_style="solid" url="perezmenaelisa.wix.com/elisamalicia"]&lt;br /&gt;</text:p>
      <text:p text:style-name="Standard">[/et_pb_image][/et_pb_column][et_pb_column type="3_4"][et_pb_text admin_label="Text" background_layout="light" text_orientation="left" use_border_color="off" border_color="#ffffff" border_style="solid"]&lt;/p&gt;</text:p>
      <text:p text:style-name="Standard">&lt;p class="font_8" style="text-align: center;"&gt;Daniela Salas&lt;br /&gt;</text:p>
      <text:p text:style-name="Standard">Periodista de cuneta y lectora de salón, además de profesora de lenguaje. Vivió en Antofagasta, Nueva Zelanda y Madrid, por ahora en Santiago. Adicta a los libros y a todo lo vintage.&lt;/p&gt;</text:p>
      <text:p text:style-name="Standard">&lt;p class="font_8" style="text-align: center;"&gt;@librosaciegas&lt;/p&gt;</text:p>
      <text:p text:style-name="Standard">&lt;p&gt;&amp;nbsp;&lt;/p&gt;</text:p>
      <text:p text:style-name="Standard">&lt;p&gt;[/et_pb_text][/et_pb_column][/et_pb_row][/et_pb_section]&lt;/p&gt;</text:p>
      <text:p text:style-name="Standard"/>
      <text:p text:style-name="Standard"><text:soft-page-break/></text:p>
      <text:p text:style-name="Standard"/>
      <text:p text:style-name="Standard"/>
      <text:p text:style-name="P18">PÁRRAFO INÚTIL: </text:p>
      <text:p text:style-name="P18"/>
      <text:p text:style-name="P1">[et_pb_section admin_label="section" transparent_background="off" background_color="#ffffff" allow_player_pause="off" inner_shadow="off" parallax="off" parallax_method="off" padding_mobile="off" make_fullwidth="off" use_custom_width="off" width_unit="on" make_equal="off" use_custom_gutter="off"][et_pb_row admin_label="row" make_fullwidth="off" use_custom_width="off" width_unit="on" use_custom_gutter="off" padding_mobile="off" allow_player_pause="off" parallax="off" parallax_method="off" make_equal="off" parallax_1="off" parallax_method_1="off" column_padding_mobile="on"][et_pb_column type="4_4"][et_pb_text admin_label="Text" background_layout="light" text_orientation="justified" use_border_color="off" border_color="#ffffff" border_style="solid"] </text:p>
      <text:p text:style-name="P1"/>
      <text:p text:style-name="P19">IMAGEN CON URL <text:span text:style-name="T1">A REEMPLAZAR POR HREF</text:span>: </text:p>
      <text:p text:style-name="P19"/>
      <text:p text:style-name="P27">&lt;p&gt;[/et_pb_text][/et_pb_column][/et_pb_row][et_pb_row admin_label="Row"][et_pb_column type="1_4"][et_pb_image admin_label="Image" src="https://lacasadejuana.cl/wp-content/uploads/2016/12/Coca-Ruiz.png" show_in_lightbox="off" url_new_window="off" use_overlay="off" animation="off" sticky="off" align="left" force_fullwidth="off" always_center_on_mobile="on" use_border_color="off" border_color="#ffffff" border_style="solid" url="perezmenaelisa.wix.com/elisamalicia"]&lt;/p&gt;</text:p>
      <text:p text:style-name="P1"/>
      <text:p text:style-name="P19">ESPACIO: </text:p>
      <text:p text:style-name="P19"/>
      <text:p text:style-name="P27">&lt;p&gt;&amp;nbsp;&lt;/p&gt;</text:p>
      <text:p text:style-name="P1"/>
      <text:p text:style-name="P26"><text:span text:style-name="T6">PÁRRAFO INÚTIL 2:</text:span> </text:p>
      <text:p text:style-name="P26"/>
      <text:p text:style-name="P27">&lt;p&gt;[/et_pb_text][et_pb_text admin_label="Texto" background_layout="light" text_orientation="left" use_border_color="off" border_color="#ffffff" border_style="solid"]&lt;/p&gt;</text:p>
      <text:p text:style-name="P1"/>
      <text:p text:style-name="P19">PÁRRAFO INÚTIL 3: </text:p>
      <text:p text:style-name="P19"/>
      <text:p text:style-name="P27">&lt;p&gt;&lt;strong&gt;&lt;em&gt; &lt;/em&gt;&lt;/strong&gt;&lt;/p&gt;</text:p>
      <text:p text:style-name="P1"/>
      <text:p text:style-name="P20">IMAGEN SIN URL: </text:p>
      <text:p text:style-name="P20"/>
      <text:p text:style-name="P28">&lt;p&gt;[/et_pb_text][/et_pb_column][et_pb_column type="1_3"][et_pb_image admin_label="Image" src="https://lacasadejuana.cl/wp-content/uploads/2017/11/salas_ene_02.jpeg" show_in_lightbox="off" url_new_window="off" use_overlay="off" animation="left" sticky="off" align="left" force_fullwidth="off" always_center_on_mobile="on" use_border_color="off" border_color="#ffffff" border_style="solid"]&lt;br /&gt;[/et_pb_image][et_pb_text admin_label="Text" background_layout="light" text_orientation="justified" use_border_color="off" border_color="#ffffff" border_style="solid"]&lt;/p&gt;</text:p>
      <text:p text:style-name="P1"/>
      <text:p text:style-name="P20">PÁRRAFO INÚTIL DEL FINAL: </text:p>
      <text:p text:style-name="P28"/>
      <text:p text:style-name="P28">&lt;p&gt;[/et_pb_text][/et_pb_column][/et_pb_row][/et_pb_section]&lt;/p&gt;</text:p>
      <text:p text:style-name="P2"><text:soft-page-break/></text:p>
      <text:p text:style-name="P35">PÁRRAFO NORMAL: </text:p>
      <text:p text:style-name="P29"/>
      <text:p text:style-name="P29">&lt;p&gt;Lo que vale para un espacio en que habitamos, debería valer también para un espacio abierto, como un parque. En un parque, esa sensación de que el orden es bueno se experimenta muy fácilmente en el que quizá sea uno de los parques más ordenados del mundo: el Jardin des Tuileries en el centro de Paris. El jardín, que separa el Museo de Louvre de la Place de la Concorde, es un lugar de paseo para parisinos y turistas, y se pueden ver estatuas de Maillol y de Rodin. Además, en el ala surponiente del parque, el Musée de l’Orangerie exhibe las obras de Monet, entre muchas otras. El Jardín de Tuileries es obviamente espectacular y acuna el tesoro invisible de los acontecimientos históricos y artísticos más importantes de Francia y de Europa.&lt;/p&gt;</text:p>
      <text:p text:style-name="P3"/>
      <text:p text:style-name="P31"><text:span text:style-name="T6">VARIAS IMÁGENES EN UN MISMO PÁRRAFO:</text:span> </text:p>
      <text:p text:style-name="P30"/>
      <text:p text:style-name="P30">&lt;p&gt;[/et_pb_text][et_pb_image admin_label="Image" src="https://lacasadejuana.cl/wp-content/uploads/2017/06/dato_lobo_02.jpg" show_in_lightbox="off" url_new_window="off" use_overlay="off" animation="left" sticky="off" align="left" force_fullwidth="off" always_center_on_mobile="on" use_border_color="off" border_color="#ffffff" border_style="solid"]&lt;br /&gt;[/et_pb_image][et_pb_image admin_label="Image" src="https://lacasadejuana.cl/wp-content/uploads/2018/01/robles_enero_02.jpg" show_in_lightbox="off" url_new_window="off" use_overlay="off" animation="left" sticky="off" align="left" force_fullwidth="off" always_center_on_mobile="on" use_border_color="off" border_color="#ffffff" border_style="solid"]&lt;br /&gt;[/et_pb_image][et_pb_text admin_label="Text" background_layout="light" text_orientation="justified" use_border_color="off" border_color="#ffffff" border_style="solid"]&lt;/p&gt;</text:p>
      <text:p text:style-name="P4"/>
      <text:p text:style-name="P25">DATA-<text:span text:style-name="T3">REACTID</text:span> EN LOS SPAN:</text:p>
      <text:p text:style-name="P32"/>
      <text:p text:style-name="P32"><text:s/>&lt;p class="font_8" style="text-align: center;" data-reactid=".0.$SITE_ROOT.$desktop_siteRoot.$PAGES_CONTAINER.1.1.$SITE_PAGES.$c20ln_DESKTOP.1.$i9eqng4f_2.0.0.$child.$0.2.$1.$5.$0.0.r"&gt;&lt;span data-reactid=".0.$SITE_ROOT.$desktop_siteRoot.$PAGES_CONTAINER.1.1.$SITE_PAGES.$c20ln_DESKTOP.1.$i9eqng4f_2.0.0.$child.$0.2.$1.$5.$0.0.r.0"&gt;Estudio Como&lt;br /&gt;&lt;/span&gt;&lt;span data-reactid=".0.$SITE_ROOT.$desktop_siteRoot.$PAGES_CONTAINER.1.1.$SITE_PAGES.$c20ln_DESKTOP.1.$i9eqng4f_2.0.0.$child.$0.2.$1.$5.$0.0.s.0"&gt;Estudio amante de la comida, especialistas en dirección de arte y food styling.Conócenos en:&lt;br /&gt;&lt;a href="https://estudiocomo.cl/" target="_blank" rel="noopener noreferrer" data-content="https://estudiocomo.cl" data-type="external" data-reactid=".0.$SITE_ROOT.$desktop_siteRoot.$PAGES_CONTAINER.1.1.$SITE_PAGES.$c20ln_DESKTOP.1.$i9eqng4f_2.0.0.$child.$0.2.$1.$5.$0.0.s.0.0.1.0"&gt;estudiocomo.cl&lt;/a&gt; - @estudiocomo.cl – Facebook: Estudio_Como&lt;/span&gt;&lt;/p&gt;</text:p>
      <text:p text:style-name="P6"/>
      <text:p text:style-name="P24">IMÁGEN CON TEXT Y BR:</text:p>
      <text:p text:style-name="P33"/>
      <text:p text:style-name="P33"><text:s/>&lt;p&gt;[/et_pb_text][et_pb_image admin_label="Imagen" src="https://lacasadejuana.cl/wp-content/uploads/2018/01/fer_enero_02.jpg" show_in_lightbox="off" url_new_window="off" use_overlay="off" animation="left" sticky="off" align="left" force_fullwidth="off" always_center_on_mobile="on" use_border_color="off" border_color="#ffffff" border_style="solid"]&lt;br /&gt;[/et_pb_image][et_pb_text admin_label="Texto" background_layout="light" text_orientation="left" use_border_color="off" border_color="#ffffff" <text:soft-page-break/>border_style="solid"]&lt;/p&gt;</text:p>
      <text:p text:style-name="P4"/>
      <text:p text:style-name="P23">IMÁGEN CON TEXT, BR, URL: </text:p>
      <text:p text:style-name="P34"/>
      <text:p text:style-name="P34">&lt;p&gt;[/et_pb_text][et_pb_image admin_label="Image" src="https://lacasadejuana.cl/wp-content/uploads/2018/01/reyes_ene_02.jpg" show_in_lightbox="off" url_new_window="off" use_overlay="off" animation="off" sticky="off" align="left" force_fullwidth="off" always_center_on_mobile="on" use_border_color="off" border_color="#ffffff" border_style="solid" url="perezmenaelisa.wix.com/elisamalicia"]&lt;br /&gt;[/et_pb_image][et_pb_text admin_label="Text" background_layout="light" text_orientation="justified" use_border_color="off" border_color="#ffffff" border_style="solid"]&lt;/p&gt;</text:p>
      <text:p text:style-name="P8"/>
      <text:p text:style-name="P21">VIDEO:</text:p>
      <text:p text:style-name="P21"/>
      <text:p text:style-name="P22">IMÁGEN QUE DICE VIDEO: </text:p>
      <text:p text:style-name="P15"/>
      <text:p text:style-name="P15">&lt;p&gt;[/et_pb_text][et_pb_video admin_label="Vídeo" /][/et_pb_column][/et_pb_row][et_pb_row admin_label="Row"][et_pb_column type="1_4"][et_pb_image admin_label="Image" src="https://lacasadejuana.cl/wp-content/uploads/2016/12/Antonia-Reyes.jpg" show_in_lightbox="off" url_new_window="off" use_overlay="off" animation="off" sticky="off" align="left" force_fullwidth="off" always_center_on_mobile="on" use_border_color="off" border_color="#ffffff" border_style="solid" url="perezmenaelisa.wix.com/elisamalicia"]&lt;br /&gt;[/et_pb_image][/et_pb_column][et_pb_column type="3_4"][et_pb_text admin_label="Text" background_layout="light" text_orientation="left" use_border_color="off" border_color="#ffffff" border_style="solid"]&lt;/p&gt;</text:p>
      <text:p text:style-name="P10"/>
      <text:p text:style-name="P10"/>
      <text:p text:style-name="P9"/>
      <text:p text:style-name="P5"/>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s" fo:country="CL"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CL"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11-20T23:56:08.200000000</dc:date>
    <meta:editing-duration>PT2H10M1S</meta:editing-duration>
    <meta:editing-cycles>19</meta:editing-cycles>
    <meta:generator>LibreOffice/7.3.3.2$Windows_X86_64 LibreOffice_project/d1d0ea68f081ee2800a922cac8f79445e4603348</meta:generator>
    <meta:document-statistic meta:table-count="0" meta:image-count="0" meta:object-count="0" meta:page-count="5" meta:paragraph-count="59" meta:word-count="1051" meta:character-count="14266" meta:non-whitespace-character-count="13259"/>
  </office:meta>
</office:document-meta>
</file>